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font-name="Arial" fo:font-weight="bold" style:font-weight-asian="bold"/>
    </style:style>
    <style:style style:name="P21" style:family="paragraph" style:parent-style-name="Standard">
      <style:paragraph-properties style:snap-to-layout-grid="false"/>
      <style:text-properties style:font-name="Arial" fo:font-weight="normal" style:font-weight-asian="normal" style:font-weight-complex="normal"/>
    </style:style>
    <style:style style:name="P22" style:family="paragraph" style:parent-style-name="Heading_20_3">
      <style:paragraph-properties style:snap-to-layout-grid="false"/>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style>
    <style:style style:name="P29"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49in" draw:visible-area-height="0.885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Treffen mit Hr. <text:s/>Scheiblhofer</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ToDo Liste erstellt, ComTask Gerüst erstellt, Interprozesskommunikation</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Zeitplan, dhcp Client implementieren, Wechsel von uip auf lwip</text:h>
          </table:table-cell>
          <table:covered-table-cell/>
          <table:table-cell table:style-name="Table2.D3" office:value-type="float" office:value="5">
            <text:h text:style-name="P24" text:outline-level="1">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Weitere Arbeit LWIP Portierung</text:h>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8" text:outline-level="1"><text:span text:style-name="T10">UC IP Webserver <text:s/>httpd_fs_open</text:span> <text:span text:style-name="T9">analysiert und aufgebohrt, Queue API, ComTask Queue erstellt, Makefile aufgeräumt</text:span></text:h>
          </table:table-cell>
          <table:covered-table-cell/>
          <table:table-cell table:style-name="Table2.D3" office:value-type="float" office:value="4.5">
            <text:h text:style-name="P24" text:outline-level="1">4.5</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Queue für Graphics Task erstellt, Messages aus Queue werden auf Display ausgegebe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Erste eigene CGI Funktion erstellt, Beispiel html Seite erstellt</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D26"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Dokumentation der neu hinzugefügten Funktion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21">Ausgabe von Daten per CGI, Intertask-Kommunikatio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21">Eingaben(http) verarb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9"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49in" draw:visible-area-height="0.88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14T10:05:48">14.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14T10:05:48</dc:date>
    <meta:print-date>2000-12-19T15:31:00</meta:print-date>
    <meta:editing-cycles>36</meta:editing-cycles>
    <meta:generator>OpenOffice.org/3.1$Unix OpenOffice.org_project/310m19$Build-9420</meta:generator>
    <meta:editing-duration>PT05H53M21S</meta:editing-duration>
    <meta:document-statistic meta:table-count="5" meta:image-count="0" meta:object-count="1" meta:page-count="1" meta:paragraph-count="85" meta:word-count="258" meta:character-count="1900"/>
    <meta:user-defined meta:name="Info 1"/>
    <meta:user-defined meta:name="Info 2"/>
    <meta:user-defined meta:name="Info 3"/>
    <meta:user-defined meta:name="Info 4"/>
  </office:meta>
</office:document-meta>
</file>